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10af8" officeooo:paragraph-rsid="00110af8" style:font-weight-asian="bold" style:font-weight-complex="bold"/>
    </style:style>
    <style:style style:name="P2" style:family="paragraph" style:parent-style-name="Standard">
      <style:text-properties style:font-name="DejaVu Sans" officeooo:rsid="00110af8" officeooo:paragraph-rsid="00110af8"/>
    </style:style>
    <style:style style:name="P3" style:family="paragraph" style:parent-style-name="Standard">
      <style:text-properties style:font-name="DejaVu Sans" fo:font-weight="bold" officeooo:rsid="00110af8" officeooo:paragraph-rsid="00110af8" style:font-weight-asian="bold" style:font-weight-complex="bold"/>
    </style:style>
    <style:style style:name="P4" style:family="paragraph" style:parent-style-name="Standard">
      <style:text-properties style:font-name="DejaVu Sans" fo:font-weight="bold" officeooo:rsid="0011b01d" officeooo:paragraph-rsid="0011b01d" style:font-weight-asian="bold" style:font-weight-complex="bold"/>
    </style:style>
    <style:style style:name="P5" style:family="paragraph" style:parent-style-name="Standard">
      <style:text-properties style:font-name="DejaVu Sans" fo:font-weight="bold" officeooo:rsid="0011b01d" officeooo:paragraph-rsid="0017f2eb" style:font-weight-asian="bold" style:font-weight-complex="bold"/>
    </style:style>
    <style:style style:name="P6" style:family="paragraph" style:parent-style-name="Standard">
      <style:text-properties style:font-name="DejaVu Sans" fo:font-weight="bold" officeooo:rsid="0017f2eb" officeooo:paragraph-rsid="0017f2eb" style:font-weight-asian="bold" style:font-weight-complex="bold"/>
    </style:style>
    <style:style style:name="P7" style:family="paragraph" style:parent-style-name="Standard">
      <style:text-properties style:font-name="DejaVu Sans" fo:font-weight="normal" officeooo:rsid="00110af8" officeooo:paragraph-rsid="00110af8" style:font-weight-asian="normal" style:font-weight-complex="normal"/>
    </style:style>
    <style:style style:name="P8" style:family="paragraph" style:parent-style-name="Standard">
      <style:text-properties style:font-name="DejaVu Sans" fo:font-weight="normal" officeooo:rsid="0011b01d" officeooo:paragraph-rsid="0011b01d" style:font-weight-asian="normal" style:font-weight-complex="normal"/>
    </style:style>
    <style:style style:name="P9" style:family="paragraph" style:parent-style-name="Standard">
      <style:text-properties style:font-name="DejaVu Sans" fo:font-weight="normal" officeooo:rsid="0011b01d" officeooo:paragraph-rsid="0017f2eb" style:font-weight-asian="normal" style:font-weight-complex="normal"/>
    </style:style>
    <style:style style:name="P10" style:family="paragraph" style:parent-style-name="Standard">
      <style:text-properties style:font-name="DejaVu Sans" fo:font-weight="normal" officeooo:rsid="0015f97d" officeooo:paragraph-rsid="0015f97d" style:font-weight-asian="normal" style:font-weight-complex="normal"/>
    </style:style>
    <style:style style:name="P11" style:family="paragraph" style:parent-style-name="Standard">
      <style:text-properties style:font-name="DejaVu Sans" fo:font-weight="normal" officeooo:rsid="0017f2eb" officeooo:paragraph-rsid="0017f2eb" style:font-weight-asian="normal" style:font-weight-complex="normal"/>
    </style:style>
    <style:style style:name="P12" style:family="paragraph" style:parent-style-name="Standard">
      <style:text-properties style:font-name="DejaVu Sans" officeooo:rsid="0015f97d" officeooo:paragraph-rsid="0015f97d"/>
    </style:style>
    <style:style style:name="P13" style:family="paragraph" style:parent-style-name="Standard">
      <style:text-properties style:font-name="DejaVu Sans" fo:font-weight="normal" officeooo:rsid="0015f97d" officeooo:paragraph-rsid="0015f97d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font-name="DejaVu Sans" fo:font-size="20pt" style:text-underline-style="none" officeooo:rsid="0015f97d" style:font-size-asian="20pt" style:font-size-complex="2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f97d" style:font-weight-asian="bold" style:font-weight-complex="bold"/>
    </style:style>
    <style:style style:name="T5" style:family="text">
      <style:text-properties officeooo:rsid="0012acf0"/>
    </style:style>
    <style:style style:name="T6" style:family="text">
      <style:text-properties officeooo:rsid="0015f97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62083" style:font-weight-asian="normal" style:font-weight-complex="normal"/>
    </style:style>
    <style:style style:name="T9" style:family="text">
      <style:text-properties officeooo:rsid="00162083"/>
    </style:style>
    <style:style style:name="T10" style:family="text">
      <style:text-properties officeooo:rsid="0018f8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<text:tab/><text:tab/><text:tab/></text:span><text:span text:style-name="T2">DISARM THE BOMBS</text:span></text:p>
      <text:p text:style-name="P2"/>
      <text:p text:style-name="P12">The Tricksters are back again with a new challenge for the Flash!!</text:p>
      <text:p text:style-name="P12">This time they have placed bombs throughout <text:span text:style-name="T10">C</text:span>entral city and the Flash has to disarm the bombs. There can be maximum <text:span text:style-name="T3">n </text:span><text:span text:style-name="T7">bombs. For disarming each bomb i, flash takes </text:span><text:span text:style-name="T3">t</text:span><text:span text:style-name="T7">[i] time. Also disarming bombs require energy denoted by </text:span><text:span text:style-name="T3">e</text:span><text:span text:style-name="T7">[i]. Each bomb has an associated </text:span><text:span text:style-name="T8">value of </text:span><text:span text:style-name="T7">destructi</text:span><text:span text:style-name="T8">on</text:span><text:span text:style-name="T7"> </text:span><text:span text:style-name="T3">d</text:span><text:span text:style-name="T7">[i]. Given that flash can spend atmost </text:span><text:span text:style-name="T3">E </text:span><text:span text:style-name="T7">energy and the bombs explode in </text:span><text:span text:style-name="T3">T</text:span><text:span text:style-name="T7"> time, what is the minimum amount of destruction that the city </text:span><text:span text:style-name="T8">has to</text:span><text:span text:style-name="T7"> suffer when the bombs explode(if the flash can disarm all bombs in </text:span><text:span text:style-name="T3">T </text:span><text:span text:style-name="T7">time using </text:span><text:span text:style-name="T3">E </text:span><text:span text:style-name="T7">energy, print 0).</text:span></text:p>
      <text:p text:style-name="P12"/>
      <text:p text:style-name="P10">Assume Flash can move from the location of one bomb to another instantaneously(He's the Flash, of course he can!!).</text:p>
      <text:p text:style-name="P2"/>
      <text:p text:style-name="P3">Input:</text:p>
      <text:p text:style-name="P7">First line will contain <text:span text:style-name="T6">3 integers, </text:span><text:span text:style-name="T4">n</text:span><text:span text:style-name="T5">(1&lt;=n&lt;=100)</text:span>, <text:span text:style-name="T4">E</text:span><text:span text:style-name="T6">(1&lt;E=100) and </text:span><text:span text:style-name="T4">T</text:span><text:span text:style-name="T6">(1&lt;T=100).</text:span></text:p>
      <text:p text:style-name="P10">The next line will contain n integers denoting <text:span text:style-name="T3">e</text:span>[i](1&lt;=e[i]&lt;=100).</text:p>
      <text:p text:style-name="P10">The next line will contain n integers denoting <text:span text:style-name="T3">t</text:span>[i](1&lt;=t[i]&lt;=100).</text:p>
      <text:p text:style-name="P10">The next line will contain n integers denoting <text:span text:style-name="T3">d</text:span>[i](1&lt;=d[i]&lt;=10000).</text:p>
      <text:p text:style-name="P2"/>
      <text:p text:style-name="P3">Output:</text:p>
      <text:p text:style-name="P10">Print the mi<text:span text:style-name="T9">n</text:span>imum destruction that the city has to suffer.</text:p>
      <text:p text:style-name="P2"/>
      <text:p text:style-name="P4">Sample Input <text:span text:style-name="T6">#1</text:span>:</text:p>
      <text:p text:style-name="P8"/>
      <text:p text:style-name="P11">4 5 4</text:p>
      <text:p text:style-name="P11">4 2 3 1 </text:p>
      <text:p text:style-name="P11">2 4 3 1 </text:p>
      <text:p text:style-name="P11">10 2 3 8</text:p>
      <text:p text:style-name="P4"/>
      <text:p text:style-name="P4"/>
      <text:p text:style-name="P4"/>
      <text:p text:style-name="P4">Sample Outp<text:span text:style-name="T6">ut #1:</text:span></text:p>
      <text:p text:style-name="P11">5</text:p>
      <text:p text:style-name="P6"/>
      <text:p text:style-name="P6"/>
      <text:p text:style-name="P5">Sample Input <text:span text:style-name="T6">#2</text:span>:</text:p>
      <text:p text:style-name="P9"/>
      <text:p text:style-name="P11">3 10 10</text:p>
      <text:p text:style-name="P11">4 5 1 </text:p>
      <text:p text:style-name="P11">1 1 8 </text:p>
      <text:p text:style-name="P11">7 3 10 </text:p>
      <text:p text:style-name="P5"/>
      <text:p text:style-name="P5"/>
      <text:p text:style-name="P5"/>
      <text:p text:style-name="P5">Sample Outp<text:span text:style-name="T6">ut #2:</text:span></text:p>
      <text:p text:style-name="P11">0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19:07:22.527532628</meta:creation-date>
    <dc:date>2015-04-14T00:48:51.010347047</dc:date>
    <meta:editing-duration>PT12M50S</meta:editing-duration>
    <meta:editing-cycles>7</meta:editing-cycles>
    <meta:generator>LibreOffice/4.2.7.2$Linux_x86 LibreOffice_project/420m0$Build-2</meta:generator>
    <meta:document-statistic meta:table-count="0" meta:image-count="0" meta:object-count="0" meta:page-count="1" meta:paragraph-count="25" meta:word-count="219" meta:character-count="1193" meta:non-whitespace-character-count="990"/>
  </office:meta>
</office:document-meta>
</file>